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aliza un script que muestre mediante mensajes los literales de los números entre 1 y 5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7:01:54.071314679</meta:creation-date>
    <dc:date>2023-10-03T19:01:38.930083280</dc:date>
    <meta:editing-duration>PT55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1" meta:word-count="16" meta:character-count="89" meta:non-whitespace-character-count="74"/>
  </office:meta>
</office:document-meta>
</file>